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29129430E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764cm" draw:z-index="0"><draw:image xlink:href="Pictures/100000000000036B0000029129430E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0:20:34.406000000</meta:creation-date>
    <dc:date>2024-04-21T10:20:36.748000000</dc:date>
    <meta:editing-duration>PT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